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5" table:default-cell-style-name="Default"/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ses track</text:p>
          </table:table-cell>
          <table:table-cell office:value-type="string" calcext:value-type="string">
            <text:p>wrong label</text:p>
          </table:table-cell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srt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1. Re-sizes rectangle well. Scales rectangle up and down.</text:p>
          </table:table-cell>
        </table:table-row>
        <table:table-row table:style-name="ro1">
          <table:table-cell office:value-type="string" calcext:value-type="string">
            <text:p>kcf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 Misaligned label after some movement. Wrong label after rotation 2. Wrong label when moving too close to edge</text:p>
          </table:table-cell>
        </table:table-row>
        <table:table-row table:style-name="ro1">
          <table:table-cell office:value-type="string" calcext:value-type="string">
            <text:p>boosting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 Lost track of label on movement and rotation.</text:p>
          </table:table-cell>
        </table:table-row>
        <table:table-row table:style-name="ro1">
          <table:table-cell office:value-type="string" calcext:value-type="string">
            <text:p>mil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 Loses track and then picks up wrong label. Moves rectangle to stay in frame. 2. Wrong label on sudden movement 3. Not a label</text:p>
          </table:table-cell>
        </table:table-row>
        <table:table-row table:style-name="ro1">
          <table:table-cell office:value-type="string" calcext:value-type="string">
            <text:p>tld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 Wrong label both on movement and rotation.</text:p>
          </table:table-cell>
        </table:table-row>
        <table:table-row table:style-name="ro1">
          <table:table-cell office:value-type="string" calcext:value-type="string">
            <text:p>medianflow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1. Picks up the wrong label on simple movement, only scales rectangle up.2. Wrong label when close to edge</text:p>
          </table:table-cell>
        </table:table-row>
        <table:table-row table:style-name="ro1">
          <table:table-cell office:value-type="string" calcext:value-type="string">
            <text:p>mosse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string" calcext:value-type="string">
            <text:p>1. Wrong label on sudden movement. 3. Lost on simple movement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ested using the webcam and a laptop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ach test includes a full traversal of the label over the frame, a small sudden movement and a small rotation of the camera.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 s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20 cm away</text:p>
          </table:table-cell>
          <table:table-cell table:number-columns-repeated="4"/>
        </table:table-row>
        <table:table-row table:style-name="ro1" table:number-rows-repeated="3">
          <table:table-cell table:number-columns-repeated="5"/>
        </table:table-row>
        <table:table-row table:style-name="ro1">
          <table:table-cell office:value-type="string" calcext:value-type="string">
            <text:p>Slight rotations. Finds label if lost, Good at resizing. Never picked up the wrong label.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/>
          <table:table-cell office:value-type="string" calcext:value-type="string">
            <text:p>loses track</text:p>
          </table:table-cell>
          <table:table-cell office:value-type="string" calcext:value-type="string">
            <text:p>wrong label</text:p>
          </table:table-cell>
          <table:table-cell office:value-type="string" calcext:value-type="string">
            <text:p>success</text:p>
          </table:table-cell>
          <table:table-cell/>
        </table:table-row>
        <table:table-row table:style-name="ro1">
          <table:table-cell office:value-type="string" calcext:value-type="string">
            <text:p>csrt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tld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he rectangle jumps around too much.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An additional 7 times for the most successful.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ucida Sans" style:font-family-complex="'Lucida Sans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2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4:16:47.347793111</meta:creation-date>
    <dc:date>2020-02-21T15:38:02.322808833</dc:date>
    <meta:editing-duration>PT50M40S</meta:editing-duration>
    <meta:editing-cycles>9</meta:editing-cycles>
    <meta:generator>LibreOffice/5.3.6.1$Linux_X86_64 LibreOffice_project/30$Build-1</meta:generator>
    <meta:document-statistic meta:table-count="1" meta:cell-count="47" meta:object-count="0"/>
  </office:meta>
</office:document-meta>
</file>